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F0000035BDD13159D.png" manifest:media-type="image/png"/>
  <manifest:file-entry manifest:full-path="Pictures/10000000000003AF0000021213C2008A.png" manifest:media-type="image/png"/>
  <manifest:file-entry manifest:full-path="Pictures/100840DC0000842500004A4F41BD9AAE.emf" manifest:media-type="image/x-e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18cm, 6.422cm, 6.085cm, 16.699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51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1.99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38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44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7.8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2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29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78cm, 2.755cm, 1.802cm, 2.281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1.359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1.4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1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439cm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426cm" svg:height="7.972cm" svg:x="2.074cm" svg:y="2.028cm">
          <draw:image xlink:href="Pictures/100840DC0000842500004A4F41BD9AAE.emf" xlink:type="simple" xlink:show="embed" xlink:actuate="onLoad" draw:mime-type="image/x-emf">
            <text:p/>
          </draw:image>
          <draw:image xlink:href="Pictures/10000000000003AF0000021213C2008A.png" xlink:type="simple" xlink:show="embed" xlink:actuate="onLoad" draw:mime-type="image/png"/>
        </draw:frame>
        <draw:frame draw:style-name="gr2" draw:text-style-name="P3" draw:layer="layout" svg:width="2.471cm" svg:height="0.683cm" svg:x="4.25cm" svg:y="10.315cm">
          <draw:text-box>
            <text:p text:style-name="P2"><text:span text:style-name="T1">Explorat</text:span><text:span text:style-name="T1">ory</text:span></text:p>
          </draw:text-box>
        </draw:frame>
        <draw:frame draw:style-name="gr3" draw:text-style-name="P3" draw:layer="layout" svg:width="2.039cm" svg:height="0.683cm" svg:x="2.385cm" svg:y="10.316cm">
          <draw:text-box>
            <text:p text:style-name="P2"><text:span text:style-name="T1">Resident</text:span></text:p>
          </draw:text-box>
        </draw:frame>
        <draw:frame draw:style-name="gr4" draw:text-style-name="P3" draw:layer="layout" svg:width="2.36cm" svg:height="0.683cm" svg:x="6.351cm" svg:y="10.316cm">
          <draw:text-box>
            <text:p text:style-name="P2"><text:span text:style-name="T1">Settlement</text:span></text:p>
          </draw:text-box>
        </draw:frame>
        <draw:frame draw:style-name="gr5" draw:text-style-name="P3" draw:layer="layout" svg:width="2.411cm" svg:height="0.683cm" svg:x="8.451cm" svg:y="10.317cm">
          <draw:text-box>
            <text:p text:style-name="P2"><text:span text:style-name="T1">Transience</text:span></text:p>
          </draw:text-box>
        </draw:frame>
        <draw:frame draw:style-name="gr6" draw:text-style-name="P3" draw:layer="layout" svg:width="6.814cm" svg:height="0.683cm" draw:transform="rotate (1.5707963267949) translate (0.379cm 9.176cm)">
          <draw:text-box>
            <text:p text:style-name="P2"><text:span text:style-name="T1">Average Daily Distance Covered (m)</text:span></text:p>
          </draw:text-box>
        </draw:frame>
        <draw:frame draw:style-name="gr7" draw:text-style-name="P4" draw:layer="layout" svg:width="1.471cm" svg:height="0.607cm" svg:x="0.844cm" svg:y="2.456cm">
          <draw:text-box>
            <text:p text:style-name="P2"><text:span text:style-name="T2">30,000</text:span></text:p>
          </draw:text-box>
        </draw:frame>
        <draw:frame draw:style-name="gr8" draw:text-style-name="P4" draw:layer="layout" svg:width="1.471cm" svg:height="0.607cm" svg:x="0.845cm" svg:y="4.795cm">
          <draw:text-box>
            <text:p text:style-name="P2"><text:span text:style-name="T2">20,000</text:span></text:p>
          </draw:text-box>
        </draw:frame>
        <draw:frame draw:style-name="gr7" draw:text-style-name="P4" draw:layer="layout" svg:width="1.471cm" svg:height="0.607cm" svg:x="0.846cm" svg:y="7.1cm">
          <draw:text-box>
            <text:p text:style-name="P2"><text:span text:style-name="T2">10,000</text:span></text:p>
          </draw:text-box>
        </draw:frame>
        <draw:frame draw:style-name="gr9" draw:text-style-name="P5" draw:layer="layout" svg:width="2cm" svg:height="1.038cm" svg:x="0.003cm" svg:y="0.462cm">
          <draw:text-box>
            <text:p><text:span text:style-name="T3">a</text:span></text:p>
          </draw:text-box>
        </draw:frame>
        <draw:frame draw:style-name="gr9" draw:text-style-name="P5" draw:layer="layout" svg:width="2cm" svg:height="1.038cm" svg:x="11.403cm" svg:y="0.5cm">
          <draw:text-box>
            <text:p><text:span text:style-name="T3">b</text:span></text:p>
          </draw:text-box>
        </draw:frame>
        <draw:frame draw:style-name="gr7" draw:text-style-name="P7" draw:layer="layout" svg:width="1.471cm" svg:height="0.607cm" svg:x="0.847cm" svg:y="9.431cm">
          <draw:text-box>
            <text:p text:style-name="P6"><text:span text:style-name="T2"><text:s text:c="9"/></text:span><text:span text:style-name="T2">0</text:span></text:p>
          </draw:text-box>
        </draw:frame>
        <draw:frame draw:name="Image 6" draw:style-name="gr10" draw:text-style-name="P8" draw:layer="layout" svg:width="9.343cm" svg:height="9.054cm" svg:x="12.257cm" svg:y="1.501cm">
          <draw:image xlink:href="Pictures/100000010000039F0000035BDD13159D.png" xlink:type="simple" xlink:show="embed" xlink:actuate="onLoad" draw:mime-type="image/png">
            <text:p/>
          </draw:image>
          <svg:desc>Une image contenant texte, capture d’écran, Caractère coloré, diagramme

Description générée automatiquement</svg:desc>
        </draw:frame>
        <draw:frame draw:name="Image 5" draw:style-name="gr11" draw:text-style-name="P8" draw:layer="layout" svg:width="0.85cm" svg:height="8.495cm" svg:x="22.15cm" svg:y="1.656cm">
          <draw:image xlink:href="Pictures/100000010000039F0000035BDD13159D.png" xlink:type="simple" xlink:show="embed" xlink:actuate="onLoad" draw:mime-type="image/png">
            <text:p/>
          </draw:image>
          <svg:desc>Une image contenant texte, capture d’écran, Caractère coloré, diagramme

Description générée automatiquement</svg:desc>
        </draw:frame>
        <draw:frame draw:style-name="gr12" draw:text-style-name="P3" draw:layer="layout" svg:width="2.348cm" svg:height="0.683cm" draw:transform="rotate (1.5707963267949) translate (11.5cm 6.749cm)">
          <draw:text-box>
            <text:p text:style-name="P2"><text:span text:style-name="T1">True Label</text:span></text:p>
          </draw:text-box>
        </draw:frame>
        <draw:frame draw:style-name="gr13" draw:text-style-name="P3" draw:layer="layout" svg:width="3.207cm" svg:height="0.683cm" svg:x="15.793cm" svg:y="10.301cm">
          <draw:text-box>
            <text:p text:style-name="P2"><text:span text:style-name="T1">Predicted Label</text:span></text:p>
          </draw:text-box>
        </draw:frame>
        <draw:frame draw:style-name="gr14" draw:text-style-name="P3" draw:layer="layout" svg:width="4cm" svg:height="1.115cm" draw:transform="rotate (-1.5707963267949) translate (23.514cm 3.9cm)">
          <draw:text-box>
            <text:p text:style-name="P2"><text:span text:style-name="T2">Propor</text:span><text:span text:style-name="T2">tion of </text:span><text:span text:style-name="T2">Labels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4cm" fo:margin-bottom="0cm" fo:text-indent="0cm"/>
      <style:text-properties fo:font-size="20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12cm" fo:margin-bottom="0cm" fo:text-indent="0cm"/>
      <style:text-properties fo:font-size="17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1cm" fo:margin-bottom="0cm" fo:text-indent="0cm"/>
      <style:text-properties fo:font-size="14.300000190734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cm" fo:margin-bottom="0cm" fo:text-indent="0cm"/>
      <style:text-properties fo:font-size="14.300000190734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cm" fo:margin-bottom="0cm" fo:text-indent="0cm"/>
      <style:text-properties fo:font-size="14.300000190734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cm" fo:margin-bottom="0cm" fo:text-indent="0cm"/>
      <style:text-properties fo:font-size="14.300000190734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cm" fo:margin-bottom="0cm" fo:text-indent="0cm"/>
      <style:text-properties fo:font-size="14.300000190734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cm" fo:margin-bottom="0cm" fo:text-indent="0cm"/>
      <style:text-properties fo:font-size="14.300000190734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cm" fo:page-height="11.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4.235cm" svg:x="1cm" svg:y="4.155cm"/>
      <draw:page-thumbnail draw:layer="backgroundobjects" svg:width="8.999cm" svg:height="4.235cm" svg:x="1cm" svg:y="12.731cm"/>
      <draw:page-thumbnail draw:layer="backgroundobjects" svg:width="8.999cm" svg:height="4.235cm" svg:x="1cm" svg:y="21.307cm"/>
      <draw:page-thumbnail draw:layer="backgroundobjects" svg:width="8.999cm" svg:height="4.235cm" svg:x="11cm" svg:y="4.155cm"/>
      <draw:page-thumbnail draw:layer="backgroundobjects" svg:width="8.999cm" svg:height="4.235cm" svg:x="11cm" svg:y="12.731cm"/>
      <draw:page-thumbnail draw:layer="backgroundobjects" svg:width="8.999cm" svg:height="4.235cm" svg:x="11cm" svg:y="21.307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509cm" svg:height="1.879cm" svg:x="1.195cm" svg:y="0.447cm" presentation:class="title" presentation:placeholder="true">
        <draw:text-box/>
      </draw:frame>
      <draw:frame presentation:style-name="Standard-outline1" draw:layer="backgroundobjects" svg:width="21.509cm" svg:height="6.524cm" svg:x="1.195cm" svg:y="2.631cm" presentation:class="outline" presentation:placeholder="true">
        <draw:text-box/>
      </draw:frame>
      <draw:frame presentation:style-name="Mpr1" draw:text-style-name="MP2" draw:layer="backgroundobjects" svg:width="5.568cm" svg:height="0.775cm" svg:x="1.195cm" svg:y="10.2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576cm" svg:height="0.775cm" svg:x="8.173cm" svg:y="10.2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68cm" svg:height="0.775cm" svg:x="17.135cm" svg:y="10.2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ofmann</meta:initial-creator>
    <meta:creation-date>2024-04-01T15:02:57.858359422</meta:creation-date>
    <dc:date>2024-04-01T16:15:36.533857834</dc:date>
    <dc:creator>David Hofmann</dc:creator>
    <meta:editing-duration>PT21M14S</meta:editing-duration>
    <meta:editing-cycles>6</meta:editing-cycles>
    <meta:generator>LibreOffice/24.2.2.2$Linux_X86_64 LibreOffice_project/420$Build-2</meta:generator>
    <meta:print-date>2024-04-01T16:12:12.291261724</meta:print-date>
    <meta:printed-by>PDF-Dateien: David Hofmann</meta:printed-by>
    <meta:document-statistic meta:object-count="40"/>
  </office:meta>
</office:document-meta>
</file>